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5-07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4-07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3-08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2-08-25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2-08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1-08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20-08-13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9-07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8-07-1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8-04-1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8-01-1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7-10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7-07-2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7-04-1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7-01-17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6-10-1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6-04-0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6-01-07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5-10-1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5-07-16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5-04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5-01-2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4-05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4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52477</text:p>
          </table:table-cell>
          <table:table-cell office:value-type="string" calcext:value-type="string">
            <text:p>35S/20E-25BCD</text:p>
          </table:table-cell>
          <table:table-cell office:value-type="string" calcext:value-type="string">
            <text:p>201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